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0.519cm" fo:min-width="2.806cm" draw:shadow="visibl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.56cm" fo:min-width="2.806cm" draw:shadow="visible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561cm" fo:min-width="2.806cm" draw:shadow="visible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519cm" fo:min-width="2.679cm" draw:shadow="visible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0.56cm" fo:min-width="2.679cm" draw:shadow="visible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519cm" fo:min-width="3.817cm" draw:shadow="visible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0.56cm" fo:min-width="3.817cm" draw:shadow="visible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5.791cm"/>
    </style:style>
    <style:style style:name="gr11" style:family="graphic" style:parent-style-name="standard">
      <style:graphic-properties draw:stroke="none" svg:stroke-color="#000000" draw:fill="none" draw:fill-color="#ffffff" fo:min-height="8.164cm"/>
    </style:style>
    <style:style style:name="gr12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b2b2b2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P9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6cm" svg:height="0.769cm" svg:x="1.007cm" svg:y="4.683cm">
          <text:p text:style-name="P1"><text:span text:style-name="T1">. (estructur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6cm" svg:height="0.81cm" svg:x="1.007cm" svg:y="5.452cm">
          <text:p text:style-name="P1"><text:span text:style-name="T1">Rot(p1,0,1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3.306cm" svg:height="0.811cm" svg:x="1cm" svg:y="6.22cm">
          <text:p text:style-name="P1"><text:span text:style-name="T1">. (roto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306cm" svg:height="0.769cm" svg:x="5.695cm" svg:y="1.827cm">
          <text:p text:style-name="P1"><text:span text:style-name="T1">Tra(0,-0.05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6cm" svg:height="0.81cm" svg:x="5.695cm" svg:y="2.596cm">
          <text:p text:style-name="P1"><text:span text:style-name="T1">Esc(1.2,0.1,1.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06cm" svg:height="0.811cm" svg:x="5.688cm" svg:y="3.364cm">
          <text:p text:style-name="P1"><text:span text:style-name="T2">Suelo 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06cm" svg:height="0.811cm" svg:x="5.688cm" svg:y="4.126cm">
          <text:p text:style-name="P1"><text:span text:style-name="T1">Esc(1,2.2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06cm" svg:height="0.811cm" svg:x="5.688cm" svg:y="4.888cm">
          <text:p text:style-name="P1"><text:span text:style-name="T1">Tra(0,4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06cm" svg:height="0.811cm" svg:x="5.688cm" svg:y="5.65cm">
          <text:p text:style-name="P1"><text:span text:style-name="T2">Carpa 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306cm" svg:height="0.769cm" svg:x="5.695cm" svg:y="8.431cm">
          <text:p text:style-name="P1"><text:span text:style-name="T1">. (b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3.306cm" svg:height="0.81cm" svg:x="5.695cm" svg:y="9.2cm">
          <text:p text:style-name="P1"><text:span text:style-name="T1">. (column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06cm" svg:height="0.811cm" svg:x="5.688cm" svg:y="9.968cm">
          <text:p text:style-name="P1"><text:span text:style-name="T1">Tra(0,0.7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02cm" svg:height="0.806cm" svg:x="1.011cm" svg:y="3.921cm">
          <draw:text-box>
            <text:p><text:span text:style-name="T3">Tiovivo</text:span></text:p>
          </draw:text-box>
        </draw:frame>
        <draw:frame draw:style-name="gr4" draw:text-style-name="P4" draw:layer="layout" svg:width="3.302cm" svg:height="0.806cm" svg:x="5.699cm" svg:y="1cm">
          <draw:text-box>
            <text:p><text:span text:style-name="T3">Estructura</text:span></text:p>
          </draw:text-box>
        </draw:frame>
        <draw:frame draw:style-name="gr4" draw:text-style-name="P4" draw:layer="layout" svg:width="3.302cm" svg:height="0.806cm" svg:x="5.699cm" svg:y="7.56cm">
          <draw:text-box>
            <text:p><text:span text:style-name="T3">Rotor</text:span></text:p>
          </draw:text-box>
        </draw:frame>
        <draw:custom-shape draw:style-name="gr1" draw:text-style-name="P2" xml:id="id8" draw:id="id8" draw:layer="layout" svg:width="3.306cm" svg:height="0.769cm" svg:x="5.695cm" svg:y="10.772cm">
          <text:p text:style-name="P1"><text:span text:style-name="T1">. (b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3.179cm" svg:height="0.769cm" svg:x="11.795cm" svg:y="14.026cm">
          <text:p text:style-name="P1"><text:span text:style-name="T1">Esc(1,0.05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179cm" svg:height="0.81cm" svg:x="11.795cm" svg:y="14.795cm">
          <text:p text:style-name="P1"><text:span text:style-name="T2">Cilindro </text:span><text:span text:style-name="T2">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175cm" svg:height="0.806cm" svg:x="11.795cm" svg:y="13.148cm">
          <draw:text-box>
            <text:p><text:span text:style-name="T3">Base</text:span></text:p>
          </draw:text-box>
        </draw:frame>
        <draw:custom-shape draw:style-name="gr1" draw:text-style-name="P2" xml:id="id7" draw:id="id7" draw:layer="layout" svg:width="3.306cm" svg:height="0.769cm" svg:x="11.552cm" svg:y="3.014cm">
          <text:p text:style-name="P1"><text:span text:style-name="T1">. (column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6cm" svg:height="0.81cm" svg:x="11.552cm" svg:y="3.783cm">
          <text:p text:style-name="P1"><text:span text:style-name="T1">Tra(0,0,0.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3.306cm" svg:height="0.811cm" svg:x="11.545cm" svg:y="4.551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02cm" svg:height="0.806cm" svg:x="11.556cm" svg:y="2.143cm">
          <draw:text-box>
            <text:p><text:span text:style-name="T3">Columnas</text:span></text:p>
          </draw:text-box>
        </draw:frame>
        <draw:custom-shape draw:style-name="gr1" draw:text-style-name="P2" draw:layer="layout" svg:width="3.306cm" svg:height="0.769cm" svg:x="11.552cm" svg:y="5.355cm">
          <text:p text:style-name="P1"><text:span text:style-name="T1">Tra(0,0,-0.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3.306cm" svg:height="0.769cm" svg:x="11.545cm" svg:y="6.08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6cm" svg:height="0.769cm" svg:x="11.545cm" svg:y="6.835cm">
          <text:p text:style-name="P1"><text:span text:style-name="T1">Tra(0.34,0,0.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3.306cm" svg:height="0.769cm" svg:x="11.541cm" svg:y="7.597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6cm" svg:height="0.769cm" svg:x="11.549cm" svg:y="8.366cm">
          <text:p text:style-name="P1"><text:span text:style-name="T1">Tra(0,0,-0.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3.306cm" svg:height="0.769cm" svg:x="11.545cm" svg:y="9.128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6cm" svg:height="0.769cm" svg:x="11.549cm" svg:y="9.883cm">
          <text:p text:style-name="P1"><text:span text:style-name="T1">Tra(0,-68,0.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3.306cm" svg:height="0.769cm" svg:x="11.545cm" svg:y="10.645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6cm" svg:height="0.769cm" svg:x="11.549cm" svg:y="11.407cm">
          <text:p text:style-name="P1"><text:span text:style-name="T1">Tra(0,0,-0.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3.306cm" svg:height="0.769cm" svg:x="11.545cm" svg:y="12.169cm">
          <text:p text:style-name="P1"><text:span text:style-name="T1">. (pos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" draw:id="id10" draw:layer="layout" svg:width="4.317cm" svg:height="0.769cm" svg:x="17.134cm" svg:y="6.993cm">
          <text:p text:style-name="P1"><text:span text:style-name="T1">. (column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317cm" svg:height="0.81cm" svg:x="17.134cm" svg:y="7.762cm">
          <text:p text:style-name="P1"><text:span text:style-name="T1">Tra(0,pn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02cm" svg:height="0.806cm" svg:x="17.133cm" svg:y="6.115cm">
          <draw:text-box>
            <text:p><text:span text:style-name="T3">Poste</text:span></text:p>
          </draw:text-box>
        </draw:frame>
        <draw:custom-shape draw:style-name="gr8" draw:text-style-name="P2" draw:layer="layout" svg:width="4.317cm" svg:height="0.81cm" svg:x="17.129cm" svg:y="8.572cm">
          <text:p text:style-name="P1"><text:span text:style-name="T1">Esc(0.08,0.08.</text:span><text:span text:style-name="T1">0,0.0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317cm" svg:height="0.81cm" svg:x="17.134cm" svg:y="9.334cm">
          <text:p text:style-name="P1"><text:span text:style-name="T1">Rot(pn,0,1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317cm" svg:height="0.81cm" svg:x="17.133cm" svg:y="10.096cm">
          <text:p text:style-name="P1"><text:span text:style-name="T2">Caballito </text:span><text:span text:style-name="T2">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3.306cm" svg:height="0.769cm" svg:x="22.84cm" svg:y="3.478cm">
          <text:p text:style-name="P1"><text:span text:style-name="T1">Tra(0,0.35,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6cm" svg:height="0.81cm" svg:x="22.84cm" svg:y="4.247cm">
          <text:p text:style-name="P1"><text:span text:style-name="T1">Esc(.03,.7,.0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306cm" svg:height="0.811cm" svg:x="22.833cm" svg:y="5.015cm">
          <text:p text:style-name="P1"><text:span text:style-name="T2">Cilindro </text:span><text:span text:style-name="T2">(Mall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302cm" svg:height="0.806cm" svg:x="22.844cm" svg:y="2.607cm">
          <draw:text-box>
            <text:p><text:span text:style-name="T3">Columna</text:span></text:p>
          </draw:text-box>
        </draw:frame>
        <draw:connector draw:style-name="gr9" draw:text-style-name="P5" draw:layer="layout" draw:type="curve" svg:x1="4.313cm" svg:y1="5.067cm" svg:x2="5.695cm" svg:y2="2.211cm" draw:start-shape="id1" draw:start-glue-point="1" draw:end-shape="id2" draw:end-glue-point="3" svg:d="M4313 5067c1186 0 496-2856 1382-2856" svg:viewBox="0 0 1383 2857">
          <text:p/>
        </draw:connector>
        <draw:connector draw:style-name="gr9" draw:text-style-name="P5" draw:layer="layout" draw:type="curve" svg:x1="4.306cm" svg:y1="6.625cm" svg:x2="5.695cm" svg:y2="8.815cm" draw:start-shape="id3" draw:start-glue-point="1" draw:end-shape="id4" draw:end-glue-point="3" svg:d="M4306 6625c1192 0 498 2190 1389 2190" svg:viewBox="0 0 1390 2191">
          <text:p/>
        </draw:connector>
        <draw:connector draw:style-name="gr9" draw:text-style-name="P5" draw:layer="layout" draw:type="curve" svg:x1="9.001cm" svg:y1="8.815cm" svg:x2="11.795cm" svg:y2="14.41cm" draw:start-shape="id4" draw:start-glue-point="1" draw:end-shape="id5" draw:end-glue-point="3" svg:d="M9001 8815c2245 0 849 5595 2794 5595" svg:viewBox="0 0 2795 5596">
          <text:p/>
        </draw:connector>
        <draw:connector draw:style-name="gr9" draw:text-style-name="P5" draw:layer="layout" draw:type="curve" svg:x1="9.001cm" svg:y1="9.605cm" svg:x2="11.552cm" svg:y2="3.398cm" draw:start-shape="id6" draw:start-glue-point="1" draw:end-shape="id7" draw:end-glue-point="3" svg:d="M9001 9605c2064 0 789-6207 2551-6207" svg:viewBox="0 0 2552 6208">
          <text:p/>
        </draw:connector>
        <draw:connector draw:style-name="gr9" draw:text-style-name="P5" draw:layer="layout" draw:type="curve" svg:x1="9.001cm" svg:y1="11.156cm" svg:x2="11.795cm" svg:y2="14.41cm" draw:start-shape="id8" draw:start-glue-point="1" draw:end-shape="id5" draw:end-glue-point="3" svg:d="M9001 11156c2245 0 849 3254 2794 3254" svg:viewBox="0 0 2795 3255">
          <text:p/>
        </draw:connector>
        <draw:connector draw:style-name="gr9" draw:text-style-name="P5" draw:layer="layout" draw:type="curve" svg:x1="14.851cm" svg:y1="4.956cm" svg:x2="17.134cm" svg:y2="7.377cm" draw:start-shape="id9" draw:start-glue-point="1" draw:end-shape="id10" draw:end-glue-point="3" svg:d="M14851 4956c1861 0 720 2421 2283 2421" svg:viewBox="0 0 2284 2422">
          <text:p/>
        </draw:connector>
        <draw:connector draw:style-name="gr9" draw:text-style-name="P5" draw:layer="layout" draw:type="curve" svg:x1="14.851cm" svg:y1="6.464cm" svg:x2="17.134cm" svg:y2="7.377cm" draw:start-shape="id11" draw:start-glue-point="1" draw:end-shape="id10" draw:end-glue-point="3" svg:d="M14851 6464c1861 0 720 913 2283 913" svg:viewBox="0 0 2284 914">
          <text:p/>
        </draw:connector>
        <draw:connector draw:style-name="gr9" draw:text-style-name="P5" draw:layer="layout" draw:type="curve" svg:x1="14.847cm" svg:y1="7.981cm" svg:x2="17.134cm" svg:y2="7.377cm" draw:start-shape="id12" draw:start-glue-point="1" draw:end-shape="id10" draw:end-glue-point="3" svg:d="M14847 7981c1864 0 721-604 2287-604" svg:viewBox="0 0 2288 605">
          <text:p/>
        </draw:connector>
        <draw:connector draw:style-name="gr9" draw:text-style-name="P5" draw:layer="layout" draw:type="curve" svg:x1="14.851cm" svg:y1="9.512cm" svg:x2="17.134cm" svg:y2="7.377cm" draw:start-shape="id13" draw:start-glue-point="1" draw:end-shape="id10" draw:end-glue-point="3" svg:d="M14851 9512c1861 0 720-2135 2283-2135" svg:viewBox="0 0 2284 2136">
          <text:p/>
        </draw:connector>
        <draw:connector draw:style-name="gr9" draw:text-style-name="P5" draw:layer="layout" draw:type="curve" svg:x1="14.851cm" svg:y1="11.029cm" svg:x2="17.134cm" svg:y2="7.377cm" draw:start-shape="id14" draw:start-glue-point="1" draw:end-shape="id10" draw:end-glue-point="3" svg:d="M14851 11029c1861 0 720-3652 2283-3652" svg:viewBox="0 0 2284 3653">
          <text:p/>
        </draw:connector>
        <draw:connector draw:style-name="gr9" draw:text-style-name="P5" draw:layer="layout" draw:type="curve" svg:x1="14.851cm" svg:y1="12.553cm" svg:x2="17.134cm" svg:y2="7.377cm" draw:start-shape="id15" draw:start-glue-point="1" draw:end-shape="id10" draw:end-glue-point="3" svg:d="M14851 12553c1861 0 720-5176 2283-5176" svg:viewBox="0 0 2284 5177">
          <text:p/>
        </draw:connector>
        <draw:connector draw:style-name="gr9" draw:text-style-name="P5" draw:layer="layout" draw:type="curve" svg:x1="21.451cm" svg:y1="7.377cm" svg:x2="22.84cm" svg:y2="3.862cm" draw:start-shape="id10" draw:start-glue-point="1" draw:end-shape="id16" draw:end-glue-point="3" svg:d="M21451 7377c1191 0 497-3515 1389-3515" svg:viewBox="0 0 1390 3516">
          <text:p/>
        </draw:connector>
        <draw:connector draw:style-name="gr9" draw:text-style-name="P5" draw:layer="layout" draw:type="curve" svg:x1="14.858cm" svg:y1="3.398cm" svg:x2="22.84cm" svg:y2="3.862cm" draw:start-shape="id7" draw:start-glue-point="1" draw:end-shape="id16" svg:d="M14858 3398c6136 0 2146 464 7982 464" svg:viewBox="0 0 7983 465">
          <text:p/>
        </draw:connector>
        <draw:frame draw:style-name="gr10" draw:text-style-name="P7" draw:layer="layout" svg:width="11.716cm" svg:height="6.041cm" svg:x="1.095cm" svg:y="14.748cm">
          <draw:text-box>
            <text:p text:style-name="P6"><text:span text:style-name="T2">Listado de grados de libertad:</text:span></text:p>
            <text:p text:style-name="P6"><text:span text:style-name="T4">0. Rotación de la base: </text:span></text:p>
            <text:p text:style-name="P6"><text:span text:style-name="T5"><text:s text:c="4"/></text:span><text:span text:style-name="T6">Desde ObjetoPractica3 afectando a Rotor.</text:span></text:p>
            <text:p text:style-name="P6"><text:span text:style-name="T6"><text:s text:c="5"/></text:span><text:span text:style-name="T6">Rotación, no acotado, frecuencia 1, semiamplitud 0.5, valor inicial 0.</text:span></text:p>
            <text:p text:style-name="P6"><text:span text:style-name="T4">1. Movimiento vertical caballito 1: </text:span></text:p>
            <text:p text:style-name="P6"><text:span text:style-name="T5"><text:s text:c="4"/></text:span><text:span text:style-name="T6">Desde Poste afectando a la malla Caballito.</text:span></text:p>
            <text:p text:style-name="P6"><text:span text:style-name="T6"><text:s text:c="5"/></text:span><text:span text:style-name="T6">Traslación, acotado, frecuencia 0.006, semiamplitud 0.13, valor inicial 0.15, fase 1.</text:span></text:p>
            <text:p text:style-name="P6"><text:span text:style-name="T4">2. Movimiento cabeceo caballito 1: </text:span></text:p>
            <text:p text:style-name="P6"><text:span text:style-name="T4"><text:s text:c="5"/></text:span><text:span text:style-name="T6">Desde Poste afectando a la malla Caballito.</text:span></text:p>
            <text:p text:style-name="P6"><text:span text:style-name="T6"><text:s text:c="5"/></text:span><text:span text:style-name="T6">Rotación, acotado, frecuencia 0.002, semiamplitud 30, valor inicial 0.</text:span></text:p>
            <text:p text:style-name="P6"><text:span text:style-name="T4">3. Movimiento vertical caballito 2: </text:span></text:p>
            <text:p text:style-name="P6"><text:span text:style-name="T5"><text:s text:c="4"/></text:span><text:span text:style-name="T6">Desde Poste afectando a la malla Caballito.</text:span></text:p>
            <text:p text:style-name="P6"><text:span text:style-name="T6"><text:s text:c="5"/></text:span><text:span text:style-name="T6">Traslación, acotado, frecuencia 0.006, semiamplitud 0.13, valor inicial 0.15, fase -1.</text:span></text:p>
            <text:p text:style-name="P6"><text:span text:style-name="T4">4. Movimiento cabeceo caballito 2: </text:span></text:p>
            <text:p text:style-name="P6"><text:span text:style-name="T4"><text:s text:c="5"/></text:span><text:span text:style-name="T6">Desde Poste afectando a la malla Caballito.</text:span></text:p>
            <text:p text:style-name="P6"><text:span text:style-name="T6"><text:s text:c="5"/></text:span><text:span text:style-name="T6">Rotación, acotado, frecuencia 0.002, semiamplitud 30, valor inicial 180.</text:span></text:p>
          </draw:text-box>
        </draw:frame>
        <draw:frame draw:style-name="gr11" draw:text-style-name="P7" draw:layer="layout" svg:width="11.43cm" svg:height="8.414cm" svg:x="15.732cm" svg:y="12.303cm">
          <draw:text-box>
            <text:p text:style-name="P6"><text:span text:style-name="T4">5. Movimiento vertical caballito 3: </text:span></text:p>
            <text:p text:style-name="P6"><text:span text:style-name="T5"><text:s text:c="4"/></text:span><text:span text:style-name="T6">Desde Poste afectando a la malla Caballito.</text:span></text:p>
            <text:p text:style-name="P6"><text:span text:style-name="T6"><text:s text:c="5"/></text:span><text:span text:style-name="T6">Traslación, acotado, frecuencia 0.006, semiamplitud 0.13, valor inicial 0.15, fase 0.</text:span></text:p>
            <text:p text:style-name="P6"><text:span text:style-name="T4">6. Movimiento cabeceo caballito 3: </text:span></text:p>
            <text:p text:style-name="P6"><text:span text:style-name="T4"><text:s text:c="5"/></text:span><text:span text:style-name="T6">Desde Poste afectando a la malla Caballito.</text:span></text:p>
            <text:p text:style-name="P6"><text:span text:style-name="T6"><text:s text:c="5"/></text:span><text:span text:style-name="T6">Rotación, acotado, frecuencia 0.002, semiamplitud 30, valor inicial 60.</text:span></text:p>
            <text:p text:style-name="P6"><text:span text:style-name="T4">7. Movimiento vertical caballito 4: </text:span></text:p>
            <text:p text:style-name="P6"><text:span text:style-name="T4"><text:s text:c="5"/></text:span><text:span text:style-name="T6">Desde Poste afectando a la malla Caballito.</text:span></text:p>
            <text:p text:style-name="P6"><text:span text:style-name="T6"><text:s text:c="5"/></text:span><text:span text:style-name="T6">Traslación, acotado, frecuencia 0.006, semiamplitud 0.13, valor inicial 0.15, fase 1.</text:span></text:p>
            <text:p text:style-name="P6"><text:span text:style-name="T4">8. Movimiento cabeceo caballito 4: </text:span></text:p>
            <text:p text:style-name="P6"><text:span text:style-name="T4"><text:s text:c="5"/></text:span><text:span text:style-name="T6">Desde Poste afectando a la malla Caballito.</text:span></text:p>
            <text:p text:style-name="P6"><text:span text:style-name="T6"><text:s text:c="5"/></text:span><text:span text:style-name="T6">Rotación, acotado, frecuencia 0.002, semiamplitud 30, valor inicial 120</text:span></text:p>
            <text:p text:style-name="P6"><text:span text:style-name="T4">9. Movimiento vertical caballito 5: </text:span></text:p>
            <text:p text:style-name="P6"><text:span text:style-name="T4"><text:s text:c="5"/></text:span><text:span text:style-name="T6">Desde Poste afectando a la malla Caballito.</text:span></text:p>
            <text:p text:style-name="P6"><text:span text:style-name="T6"><text:s text:c="5"/></text:span><text:span text:style-name="T6">Traslación, acotado, frecuencia 0.006, semiamplitud 0.13, valor inicial 0.15, fase -1.</text:span></text:p>
            <text:p text:style-name="P6"><text:span text:style-name="T4">10. Movimiento cabeceo caballito 5: </text:span></text:p>
            <text:p text:style-name="P6"><text:span text:style-name="T4"><text:s text:c="5"/></text:span><text:span text:style-name="T6">Desde Poste afectando a la malla Caballito.</text:span></text:p>
            <text:p text:style-name="P6"><text:span text:style-name="T6"><text:s text:c="5"/></text:span><text:span text:style-name="T6">Rotación, acotado, frecuencia 0.002, semiamplitud 30, valor inicial 300</text:span></text:p>
            <text:p text:style-name="P6"><text:span text:style-name="T4">11. Movimiento vertical caballito 6: </text:span></text:p>
            <text:p text:style-name="P6"><text:span text:style-name="T4"><text:s text:c="5"/></text:span><text:span text:style-name="T6">Desde Poste afectando a la malla Caballito.</text:span></text:p>
            <text:p text:style-name="P6"><text:span text:style-name="T6"><text:s text:c="5"/></text:span><text:span text:style-name="T6">Traslación, acotado, frecuencia 0.006, semiamplitud 0.13, valor inicial 0.15, fase 0.</text:span></text:p>
            <text:p text:style-name="P6"><text:span text:style-name="T4">12. Movimiento cabeceo caballito 6: </text:span></text:p>
            <text:p text:style-name="P6"><text:span text:style-name="T4"><text:s text:c="5"/></text:span><text:span text:style-name="T6">Desde Poste afectando a la malla Caballito.</text:span></text:p>
            <text:p text:style-name="P6"><text:span text:style-name="T6"><text:s text:c="5"/></text:span><text:span text:style-name="T6">Rotación, acotado, frecuencia 0.002, semiamplitud 30, valor inicial 240</text:span></text:p>
          </draw:text-box>
        </draw:frame>
        <draw:frame draw:style-name="gr12" draw:text-style-name="P9" draw:layer="layout" svg:width="8.128cm" svg:height="2.032cm" svg:x="1.254cm" svg:y="12.557cm">
          <draw:text-box>
            <text:p text:style-name="P8"><text:span text:style-name="T7">Nota:</text:span><text:span text:style-name="T8"> el mismo nodo Poste se repite cada vez que es llamado con parámetros distintos.</text:span></text:p>
            <text:p text:style-name="P8"><text:span text:style-name="T7">Nota:</text:span><text:span text:style-name="T8"> hemos añadido un atributo de fase a los parámetros de movimiento vertical para permitir el desfase entre los distintos caballito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11:43:12.447558072</meta:creation-date>
    <meta:generator>LibreOffice/5.4.3.2$Linux_X86_64 LibreOffice_project/40m0$Build-2</meta:generator>
    <dc:date>2017-11-28T12:55:53.716254349</dc:date>
    <meta:editing-duration>PT34M50S</meta:editing-duration>
    <meta:editing-cycles>7</meta:editing-cycles>
    <meta:document-statistic meta:object-count="59"/>
  </office:meta>
</office:document-meta>
</file>